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15f" officeooo:paragraph-rsid="0004915f"/>
    </style:style>
    <style:style style:name="P2" style:family="paragraph" style:parent-style-name="Standard">
      <style:text-properties officeooo:rsid="0004915f" officeooo:paragraph-rsid="0004915f" fo:background-color="#ffff00"/>
    </style:style>
    <style:style style:name="P3" style:family="paragraph" style:parent-style-name="Standard">
      <style:text-properties officeooo:rsid="00075f39" officeooo:paragraph-rsid="00075f39"/>
    </style:style>
    <style:style style:name="P4" style:family="paragraph" style:parent-style-name="Standard">
      <style:text-properties fo:color="#777777" style:font-name="Droid Sans Mono" fo:font-size="10.5pt" fo:font-weight="normal" officeooo:rsid="0004915f" officeooo:paragraph-rsid="0004915f" fo:background-color="#f5f5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de [/robot_state_publisher]</text:p>
      <text:p text:style-name="P1">Publications: </text:p>
      <text:p text:style-name="P1"><text:s/>* /rosout [rosgraph_msgs/Log]</text:p>
      <text:p text:style-name="P1"><text:s/>* /tf [tf2_msgs/TFMessage]</text:p>
      <text:p text:style-name="P1"><text:s/>* /tf_static [tf2_msgs/TFMessage]</text:p>
      <text:p text:style-name="P1"/>
      <text:p text:style-name="P1">Subscriptions: </text:p>
      <text:p text:style-name="P1"><text:s/>* /joint_states [sensor_msgs/JointState]</text:p>
      <text:p text:style-name="P1"/>
      <text:p text:style-name="P1">Services: </text:p>
      <text:p text:style-name="P1"><text:s/>* /robot_state_publisher/get_loggers</text:p>
      <text:p text:style-name="P1"><text:s/>* /robot_state_publisher/set_logger_level</text:p>
      <text:p text:style-name="P1"/>
      <text:p text:style-name="P1"/>
      <text:p text:style-name="P1">contacting node http://ub16:38143/ ...</text:p>
      <text:p text:style-name="P1">Pid: 10314</text:p>
      <text:p text:style-name="P1">Connections:</text:p>
      <text:p text:style-name="P1"><text:s/>* topic: /rosout</text:p>
      <text:p text:style-name="P1"><text:s text:c="4"/>* to: /rosout</text:p>
      <text:p text:style-name="P1"><text:s text:c="4"/>* direction: outbound</text:p>
      <text:p text:style-name="P1"><text:s text:c="4"/>* transport: TCPROS</text:p>
      <text:p text:style-name="P1"><text:s/>* topic: /joint_states</text:p>
      <text:p text:style-name="P1"><text:s text:c="4"/>* to: /ur_driver (http://ub16:34605/)</text:p>
      <text:p text:style-name="P1"><text:s text:c="4"/>* direction: inbound</text:p>
      <text:p text:style-name="P1">* transport: TCPROS</text:p>
      <text:p text:style-name="P1"/>
      <text:p text:style-name="P1"/>
      <text:p text:style-name="P2"><text:s/>rosmsg info tf2_msgs/TFMessage</text:p>
      <text:p text:style-name="P1">geometry_msgs/TransformStamped[] transforms</text:p>
      <text:p text:style-name="P1"><text:s text:c="2"/>std_msgs/Header header</text:p>
      <text:p text:style-name="P1"><text:s text:c="4"/>uint32 seq</text:p>
      <text:p text:style-name="P1"><text:s text:c="4"/>time stamp</text:p>
      <text:p text:style-name="P1"><text:s text:c="4"/>string frame_id</text:p>
      <text:p text:style-name="P1"><text:s text:c="2"/>string child_frame_id</text:p>
      <text:p text:style-name="P1"><text:s text:c="2"/>geometry_msgs/Transform transform</text:p>
      <text:p text:style-name="P1"><text:s text:c="4"/>geometry_msgs/Vector3 translation</text:p>
      <text:p text:style-name="P1"><text:s text:c="6"/>float64 x</text:p>
      <text:p text:style-name="P1"><text:s text:c="6"/>float64 y</text:p>
      <text:p text:style-name="P1"><text:s text:c="6"/>float64 z</text:p>
      <text:p text:style-name="P1"><text:s text:c="4"/>geometry_msgs/Quaternion rotation</text:p>
      <text:p text:style-name="P1"><text:s text:c="6"/>float64 x</text:p>
      <text:p text:style-name="P1"><text:s text:c="6"/>float64 y</text:p>
      <text:p text:style-name="P1"><text:s text:c="6"/>float64 z</text:p>
      <text:p text:style-name="P1"><text:s text:c="6"/>float64 w</text:p>
      <text:p text:style-name="P1"/>
      <text:p text:style-name="P1"/>
      <text:p text:style-name="P3">x0.267047</text:p>
      <text:p text:style-name="P3">y0.847399</text:p>
      <text:p text:style-name="P3">z0.522942</text:p>
      <text:p text:style-name="P3"/>
      <text:p text:style-name="P3">x0.24528</text:p>
      <text:p text:style-name="P3">y0.832733</text:p>
      <text:p text:style-name="P3"><text:soft-page-break/>z0.701892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11:49.216191131</meta:creation-date>
    <dc:date>2018-06-26T10:56:13.077812735</dc:date>
    <meta:editing-duration>P3DT4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94" meta:character-count="963" meta:non-whitespace-character-count="813"/>
  </office:meta>
</office:document-meta>
</file>